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0.99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75.6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120.39mm"/>
    </style:style>
    <style:style style:name="co15" style:family="table-column">
      <style:table-column-properties fo:break-before="auto" style:column-width="30.52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43.96mm"/>
    </style:style>
    <style:style style:name="co20" style:family="table-column">
      <style:table-column-properties fo:break-before="auto" style:column-width="22.38mm"/>
    </style:style>
    <style:style style:name="co21" style:family="table-column">
      <style:table-column-properties fo:break-before="auto" style:column-width="71.12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7.61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35.84mm"/>
    </style:style>
    <style:style style:name="co27" style:family="table-column">
      <style:table-column-properties fo:break-before="auto" style:column-width="48.44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86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2_5f_Descriptionsystem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Normal_20_2_20_2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>
      <style:table-cell-properties fo:background-color="#d9d9d9" style:rotation-align="none"/>
    </style:style>
    <style:style style:name="ce26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2" style:data-style-name="N100">
      <style:table-cell-properties style:rotation-align="none"/>
    </style:style>
    <style:style style:name="ce28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9" table:number-columns-repeated="10" table:default-cell-style-name="Default"/>
        <table:table-column table:style-name="co8" table:number-columns-repeated="10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4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<text:s/>Avant 1900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/>
          <table:table-cell table:style-name="ce4" office:value-type="string" calcext:value-type="string">
            <text:p><text:s/>1900-1920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style-name="ce4" office:value-type="string" calcext:value-type="string">
            <text:p><text:s/>1921-1940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/>
          <table:table-cell table:style-name="ce4" office:value-type="string" calcext:value-type="string">
            <text:p><text:s/>1941-1950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/>
          <table:table-cell table:style-name="ce4" office:value-type="string" calcext:value-type="string">
            <text:p><text:s/>1951-1960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61-1970 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71-1980 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81-1990 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1-1995 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6-2000 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1-2005 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6-2010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1-2015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6-2020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Inconnue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4" table:default-cell-style-name="ce4"/>
        <table:table-column table:style-name="co15" table:number-columns-repeated="3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éton arme tole</text:p>
          </table:table-cell>
          <table:table-cell table:style-name="ce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arme</text:p>
          </table:table-cell>
          <table:table-cell table:style-name="ce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9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9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9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9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5" office:value-type="string" calcext:value-type="string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5" office:value-type="string" calcext:value-type="string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5"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5" office:value-type="string" calcext:value-type="string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5" office:value-type="string" calcext:value-type="string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5" office:value-type="string" calcext:value-type="string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5" office:value-type="string" calcext:value-type="string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5" office:value-type="string" calcext:value-type="string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5" office:value-type="string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5" office:value-type="string" calcext:value-type="string">
            <text:p>8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Cheminé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Abandonné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Indéterminé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ccotement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uss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gout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space vert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rie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lot central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king-esplanade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été privée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ottoir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 piétonne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eine terre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No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Ou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Aucun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lcaire concassé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illoux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concassé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roulé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s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s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Roch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rgil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rbe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rne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Napp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c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umid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remp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lé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gel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6" table:default-cell-style-name="ce13"/>
        <table:table-column table:style-name="co17" table:number-columns-repeated="2" table:default-cell-style-name="ce13"/>
        <table:table-column table:style-name="co18" table:default-cell-style-name="ce13"/>
        <table:table-column table:style-name="co17" table:default-cell-style-name="ce13"/>
        <table:table-column table:style-name="co17" table:default-cell-style-name="ce17"/>
        <table:table-column table:style-name="co17" table:default-cell-style-name="ce13"/>
        <table:table-column table:style-name="co19" table:default-cell-style-name="ce13"/>
        <table:table-column table:style-name="co17" table:default-cell-style-name="ce17"/>
        <table:table-column table:style-name="co20" table:number-columns-repeated="1015" table:default-cell-style-name="ce13"/>
        <table:table-row table:style-name="ro1">
          <table:table-cell table:style-name="ce12" office:value-type="string" calcext:value-type="string">
            <text:p>#VARIANTES</text:p>
          </table:table-cell>
          <table:table-cell table:style-name="ce12" table:number-columns-repeated="4"/>
          <table:table-cell table:style-name="ce16" office:value-type="string" calcext:value-type="string">
            <text:p>Lamia</text:p>
          </table:table-cell>
          <table:table-cell table:style-name="ce12" table:number-columns-repeated="2"/>
          <table:table-cell table:style-name="ce4" office:value-type="string" calcext:value-type="string">
            <text:p>CD41</text:p>
          </table:table-cell>
          <table:table-cell table:style-name="ce12" table:number-columns-repeated="1015"/>
        </table:table-row>
        <table:table-row table:style-name="ro1">
          <table:table-cell table:style-name="ce12" office:value-type="string" calcext:value-type="string">
            <text:p>#Nom_champ </text:p>
          </table:table-cell>
          <table:table-cell table:style-name="ce12" office:value-type="string" calcext:value-type="string">
            <text:p>Type postgis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arentfield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2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2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8" office:value-type="string" calcext:value-type="string">
            <text:p>/</text:p>
          </table:table-cell>
          <table:table-cell table:style-name="ce7" table:number-columns-repeated="2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/>
          <table:table-cell table:style-name="ce7" table:number-columns-repeated="2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environnement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9" office:value-type="string" calcext:value-type="string">
            <text:p>/</text:p>
          </table:table-cell>
          <table:table-cell table:style-name="ce7" table:number-columns-repeated="2"/>
          <table:table-cell table:style-name="ce18" office:value-type="string" calcext:value-type="string">
            <text:p>/</text:p>
          </table:table-cell>
          <table:table-cell table:style-name="ce7" table:number-columns-repeated="4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Parking</text:p>
          </table:table-cell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Herbe</text:p>
          </table:table-cell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Bâtiment</text:p>
          </table:table-cell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Chemin piéton</text:p>
          </table:table-cell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Route carrossable</text:p>
          </table:table-cell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Voie ferrées</text:p>
          </table:table-cell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typeReseau</text:p>
          </table:table-cell>
          <table:table-cell table:style-name="ce12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6" office:value-type="string" calcext:value-type="string">
            <text:p>Pluvial</text:p>
          </table:table-cell>
          <table:table-cell table:style-name="ce12" office:value-type="string" calcext:value-type="string">
            <text:p><text:s text:c="18"/>PLU</text:p>
          </table:table-cell>
          <table:table-cell/>
          <table:table-cell table:style-name="ce4"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"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"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"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ypeAppAss</text:p>
          </table:table-cell>
          <table:table-cell table:style-name="ce1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0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2"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7"/>
          <table:table-cell table:style-name="ce4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table:style-name="ce20" office:value-type="string" calcext:value-type="string">
            <text:p>Oui</text:p>
          </table:table-cell>
          <table:table-cell table:style-name="ce14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Non</text:p>
          </table:table-cell>
          <table:table-cell table:style-name="ce14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Inconnu</text:p>
          </table:table-cell>
          <table:table-cell table:style-name="ce14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7">
        <office:forms form:automatic-focus="false" form:apply-design-mode="false"/>
        <table:table-column table:style-name="co21" table:default-cell-style-name="ce7"/>
        <table:table-column table:style-name="co17" table:default-cell-style-name="ce7"/>
        <table:table-column table:style-name="co22" table:default-cell-style-name="ce7"/>
        <table:table-column table:style-name="co23" table:default-cell-style-name="ce7"/>
        <table:table-column table:style-name="co17" table:default-cell-style-name="ce7"/>
        <table:table-column table:style-name="co24" table:default-cell-style-name="ce19"/>
        <table:table-column table:style-name="co24" table:default-cell-style-name="ce7"/>
        <table:table-column table:style-name="co4" table:default-cell-style-name="ce7"/>
        <table:table-column table:style-name="co25" table:default-cell-style-name="ce19"/>
        <table:table-column table:style-name="co26" table:default-cell-style-name="ce7"/>
        <table:table-column table:style-name="co19" table:default-cell-style-name="ce7"/>
        <table:table-column table:style-name="co27" table:default-cell-style-name="ce19"/>
        <table:table-column table:style-name="co20" table:number-columns-repeated="1012" table:default-cell-style-name="ce7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table:style-name="ce4"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2018_SNCF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6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Ouvrage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ranchement</text:p>
          </table:table-cell>
          <table:table-cell table:style-name="ce27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27" office:value-type="float" office:value="21" calcext:value-type="float">
            <text:p>21</text:p>
          </table:table-cell>
          <table:table-cell/>
          <table:table-cell table:style-name="ce18" office:value-type="string" calcext:value-type="string">
            <text:p>Ouvrage de régulation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egard mixte EP EU</text:p>
          </table:table-cell>
          <table:table-cell table:style-name="ce27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Fosse septique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27" office:value-type="float" office:value="40" calcext:value-type="float">
            <text:p>40</text:p>
          </table:table-cell>
          <table:table-cell/>
          <table:table-cell table:style-name="ce18"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</text:p>
          </table:table-cell>
          <table:table-cell table:style-name="ce27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table:style-name="ce18"/>
          <table:table-cell table:style-name="ce28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 avaloir</text:p>
          </table:table-cell>
          <table:table-cell table:style-name="ce27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/>
          <table:table-cell table:style-name="ce28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ete de buse</text:p>
          </table:table-cell>
          <table:table-cell table:style-name="ce27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outtière</text:p>
          </table:table-cell>
          <table:table-cell table:style-name="ce27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ste de refoulement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27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bourbeur/déshuileur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8" office:value-type="string" calcext:value-type="string">
            <text:p>Fosse septiqu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de stockage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versoir d orage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jet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uisard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7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oustypeOuvrage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table:style-name="ce18" office:value-type="string" calcext:value-type="string">
            <text:p>/</text:p>
          </table:table-cell>
          <table:table-cell/>
          <table:table-cell table:style-name="ce28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arré</text:p>
          </table:table-cell>
          <table:table-cell table:style-name="ce6" office:value-type="string" calcext:value-type="string">
            <text:p>6001</text:p>
          </table:table-cell>
          <table:table-cell table:style-name="ce28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Rond</text:p>
          </table:table-cell>
          <table:table-cell table:style-name="ce6" office:value-type="string" calcext:value-type="string">
            <text:p>6002'</text:p>
          </table:table-cell>
          <table:table-cell table:style-name="ce28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rop-plein de poste</text:p>
          </table:table-cell>
          <table:table-cell table:style-name="ce28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versoir d'orage</text:p>
          </table:table-cell>
          <table:table-cell table:style-name="ce28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lestage</text:p>
          </table:table-cell>
          <table:table-cell table:style-name="ce28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Ouvrage de reprise de temps sec</text:p>
          </table:table-cell>
          <table:table-cell table:style-name="ce28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spiration</text:p>
          </table:table-cell>
          <table:table-cell table:style-name="ce28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foulement</text:p>
          </table:table-cell>
          <table:table-cell table:style-name="ce28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lèvement</text:p>
          </table:table-cell>
          <table:table-cell table:style-name="ce28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Simple</text:p>
          </table:table-cell>
          <table:table-cell table:style-name="ce28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 grille</text:p>
          </table:table-cell>
          <table:table-cell table:style-name="ce28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ampon</text:p>
          </table:table-cell>
          <table:table-cell table:style-name="ce28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8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8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Visitable</text:p>
          </table:table-cell>
          <table:table-cell table:style-name="ce6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8" office:value-type="string" calcext:value-type="string">
            <text:p>Borgne</text:p>
          </table:table-cell>
          <table:table-cell table:style-name="ce6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table:style-name="ce6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Recouvert</text:p>
          </table:table-cell>
          <table:table-cell table:style-name="ce6" office:value-type="string" calcext:value-type="string">
            <text:p>REC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/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Trottoir</text:p>
          </table:table-cell>
          <table:table-cell table:style-name="ce6" office:value-type="string" calcext:value-type="string">
            <text:p>TRO</text:p>
          </table:table-cell>
          <table:table-cell table:number-columns-repeated="4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Regard 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table:style-name="ce6" office:value-type="string" calcext:value-type="string">
            <text:p>tampon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<text:s text:c="2"/>Articulé 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Non articulé</text:p>
          </table:table-cell>
          <table:table-cell table:style-name="ce5" office:value-type="string" calcext:value-type="string">
            <text:p>02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Verrouillé </text:p>
          </table:table-cell>
          <table:table-cell table:style-name="ce5" office:value-type="string" calcext:value-type="string">
            <text:p>03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14" office:value-type="string" calcext:value-type="string">
            <text:p>regard_materiau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Béton préfabriqué</text:p>
          </table:table-cell>
          <table:table-cell table:style-name="ce5" office:value-type="string" calcext:value-type="string">
            <text:p>01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02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Chemisage</text:p>
          </table:table-cell>
          <table:table-cell table:style-name="ce5" office:value-type="string" calcext:value-type="string">
            <text:p>03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/>
          <table:table-cell table:style-name="ce5"/>
          <table:table-cell table:style-name="ce13"/>
          <table:table-cell table:number-columns-repeated="1010"/>
        </table:table-row>
        <table:table-row table:style-name="ro1">
          <table:table-cell table:style-name="ce6" office:value-type="string" calcext:value-type="string">
            <text:p>regard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 table:number-rows-repeated="2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Poste refoulemen <text:s/>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table:style-name="ce6" office:value-type="string" calcext:value-type="string">
            <text:p>Prcapacitenominale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raitHdeuxs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8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# Debourbeur desuileu <text:s/>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Divers #########################</text:p>
          </table:table-cell>
          <table:table-cell table:style-name="ce25" table:number-columns-repeated="4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1012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28" table:default-cell-style-name="ce10"/>
        <table:table-column table:style-name="co29" table:number-columns-repeated="7" table:default-cell-style-name="ce10"/>
        <table:table-column table:style-name="co30" table:default-cell-style-name="ce30"/>
        <table:table-column table:style-name="co20" table:number-columns-repeated="1015" table:default-cell-style-name="ce10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 Etat <text:s text:c="2"/>#########################</text:p>
          </table:table-cell>
          <table:table-cell table:style-name="ce25" table:number-columns-repeated="7"/>
          <table:table-cell table:style-name="ce26"/>
          <table:table-cell table:style-name="ce25" table:number-columns-repeated="1015"/>
        </table:table-row>
        <table:table-row table:style-name="ro1">
          <table:table-cell table:style-name="ce29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# Autre <text:s text:c="2"/>#########################</text:p>
          </table:table-cell>
          <table:table-cell table:style-name="ce25" table:number-columns-repeated="7"/>
          <table:table-cell table:style-name="ce26"/>
          <table:table-cell table:style-name="ce25" table:number-columns-repeated="1015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ouvertureequipement</text:p>
          </table:table-cell>
          <table:table-cell table:style-name="ce29" office:value-type="string" calcext:value-type="string">
            <text:p>INT</text:p>
          </table:table-cell>
          <table:table-cell table:number-columns-repeated="3"/>
          <table:table-cell table:style-name="ce29" office:value-type="string" calcext:value-type="string">
            <text:p>/</text:p>
          </table:table-cell>
          <table:table-cell table:number-columns-repeated="2"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29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1-14T17:36:15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8" meta:cell-count="13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